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030000008F10F4C3E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15cm" fo:min-width="3.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35cm" fo:min-width="5.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35cm" fo:min-width="6.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7.05cm" fo:min-width="8.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95cm" fo:min-width="6.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85cm" fo:min-width="5.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5cm" fo:min-width="5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45cm" fo:min-width="6.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7.85cm" fo:min-width="8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65cm" fo:min-width="2.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95cm" fo:min-width="4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7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71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3.05cm" fo:min-width="3.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45cm" fo:min-width="4.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45cm" fo:min-width="5.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65cm" fo:min-width="2.7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4.15cm" fo:min-width="7.4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1.4cm" svg:x="4.85cm" svg:y="11.7cm">
          <text:p text:style-name="P1">Tick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1cm" svg:height="1.6cm" svg:x="3.95cm" svg:y="4.7cm">
          <text:p text:style-name="P1">ProcessMessage(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cm" svg:height="1.6cm" svg:x="18.2cm" svg:y="5.9cm">
          <text:p text:style-name="P1">MidiInputHandl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4cm" svg:height="17.3cm" svg:x="2.3cm" svg:y="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2cm" svg:x="3.5cm" svg:y="3cm">
          <text:p text:style-name="P1">OscReceiv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cm" svg:height="1.1cm" svg:x="3.8cm" svg:y="14.2cm">
          <text:p text:style-name="P1">Initialisation(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cm" svg:x="4.25cm" svg:y="15.7cm">
          <text:p text:style-name="P1">Loop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6cm" svg:height="3.7cm" svg:x="18.55cm" svg:y="1.6cm">
          <text:p text:style-name="P1">Web Based</text:p>
          <text:p text:style-name="P1">User Interface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9cm" svg:height="8.1cm" svg:x="13.3cm" svg:y="10.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7cm" svg:height="1.9cm" svg:x="14.1cm" svg:y="11.4cm">
            <text:p text:style-name="P1">comp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7cm" svg:height="1.9cm" svg:x="14.4cm" svg:y="14.2cm">
            <text:p text:style-name="P1">comp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7cm" svg:height="1.9cm" svg:x="18.3cm" svg:y="14.9cm">
            <text:p text:style-name="P1">comp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7cm" svg:height="1.9cm" svg:x="17.6cm" svg:y="12.2cm">
            <text:p text:style-name="P1">comp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4.8cm" svg:height="1.2cm" svg:x="15.1cm" svg:y="17.3cm">
            <text:p text:style-name="P1">Routing</text:p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2.259cm" svg:height="1.038cm" svg:x="19.1cm" svg:y="10.962cm">
            <draw:text-box>
              <text:p><text:span text:style-name="T1">Plugin</text:span></text:p>
            </draw:text-box>
          </draw:frame>
        </draw:g>
        <draw:frame draw:style-name="gr13" draw:text-style-name="P2" draw:layer="layout" svg:width="2.471cm" svg:height="1.038cm" svg:x="8.965cm" svg:y="1.4cm">
          <draw:text-box>
            <text:p><text:span text:style-name="T1">Engine</text:span></text:p>
          </draw:text-box>
        </draw:frame>
        <draw:custom-shape draw:style-name="gr14" draw:text-style-name="P1" draw:layer="layout" svg:width="4cm" svg:height="3.3cm" svg:x="5cm" svg:y="7.4cm">
          <text:p text:style-name="P1">State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4.7cm" svg:height="1.305cm" svg:x="23.7cm" svg:y="9.1cm">
          <draw:image xlink:href="Pictures/10000201000002030000008F10F4C3E8.png" xlink:type="simple" xlink:show="embed" xlink:actuate="onLoad">
            <text:p/>
          </draw:image>
        </draw:frame>
        <draw:custom-shape draw:style-name="gr16" draw:text-style-name="P3" draw:layer="layout" svg:width="5.3cm" svg:height="0.7cm" svg:x="8.8cm" svg:y="7.6cm">
          <text:p text:style-name="P1"><text:span text:style-name="T2">MidiMessageQueu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3cm" svg:height="0.7cm" svg:x="8.8cm" svg:y="8.5cm">
          <text:p text:style-name="P1"><text:span text:style-name="T2">InterfaceMessageQueue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2cm" svg:height="0.9cm" svg:x="5.4cm" svg:y="9.6cm">
          <text:p text:style-name="P1"><text:span text:style-name="T3">static stat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cm" svg:height="1.1cm" svg:x="3.8cm" svg:y="17.1cm">
          <text:p text:style-name="P1">Shutdown()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9.7cm" svg:y1="12.4cm" svg:x2="13.2cm" svg:y2="12.4cm">
          <text:p/>
        </draw:line>
        <draw:line draw:style-name="gr19" draw:text-style-name="P1" draw:layer="layout" svg:x1="24.5cm" svg:y1="8.8cm" svg:x2="24.5cm" svg:y2="7.6cm">
          <text:p/>
        </draw:line>
        <draw:line draw:style-name="gr19" draw:text-style-name="P1" draw:layer="layout" svg:x1="18.2cm" svg:y1="3.6cm" svg:x2="10.7cm" svg:y2="3.6cm">
          <text:p/>
        </draw:line>
        <draw:line draw:style-name="gr19" draw:text-style-name="P1" draw:layer="layout" svg:x1="17.8cm" svg:y1="6.7cm" svg:x2="10.7cm" svg:y2="4cm">
          <text:p/>
        </draw:line>
        <draw:line draw:style-name="gr19" draw:text-style-name="P1" draw:layer="layout" svg:x1="2.8cm" svg:y1="3.1cm" svg:x2="2.8cm" svg:y2="10cm">
          <text:p/>
        </draw:line>
        <draw:custom-shape draw:style-name="gr20" draw:text-style-name="P1" draw:layer="layout" svg:width="7.9cm" svg:height="4.4cm" svg:x="3.1cm" svg:y="14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6.9cm" svg:y1="13.9cm" svg:x2="6.9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03:01:11.355505643</meta:creation-date>
    <dc:date>2016-05-02T01:51:05.769479049</dc:date>
    <meta:editing-duration>PT4H47M4S</meta:editing-duration>
    <meta:editing-cycles>23</meta:editing-cycles>
    <meta:generator>LibreOffice/4.3.3.2$Linux_ARM_EABI LibreOffice_project/430m0$Build-2</meta:generator>
    <meta:document-statistic meta:object-count="30"/>
  </office:meta>
</office:document-meta>
</file>